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A1_Macro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A1_5f_Cabecalho">
      <style:text-properties officeooo:paragraph-rsid="0068ee4a"/>
    </style:style>
    <style:style style:name="P2" style:family="paragraph" style:parent-style-name="A2_5f_Rodape">
      <style:text-properties officeooo:paragraph-rsid="0072868d"/>
    </style:style>
    <style:style style:name="P3" style:family="paragraph" style:parent-style-name="A3_5f_Titulo1">
      <style:text-properties officeooo:rsid="00fe5461" officeooo:paragraph-rsid="00fe5461"/>
    </style:style>
    <style:style style:name="P4" style:family="paragraph" style:parent-style-name="A5_5f_Titulo2">
      <style:paragraph-properties fo:break-before="page"/>
    </style:style>
    <style:style style:name="P5" style:family="paragraph" style:parent-style-name="A4_5f_Normal">
      <style:text-properties officeooo:rsid="00ffcea3" officeooo:paragraph-rsid="00ffcea3"/>
    </style:style>
    <style:style style:name="P6" style:family="paragraph" style:parent-style-name="A5_5f_Titulo2">
      <style:text-properties officeooo:rsid="00fee03a"/>
    </style:style>
    <style:style style:name="P7" style:family="paragraph" style:parent-style-name="A6_5f_Lista_5f_Continua">
      <style:text-properties officeooo:rsid="00fe5461" officeooo:paragraph-rsid="00fe5461"/>
    </style:style>
    <style:style style:name="P8" style:family="paragraph" style:parent-style-name="A6_5f_Lista_5f_Continua" style:list-style-name="">
      <style:text-properties officeooo:rsid="00fe5461" officeooo:paragraph-rsid="00fe5461"/>
    </style:style>
    <style:style style:name="P9" style:family="paragraph" style:parent-style-name="A6_5f_Lista_5f_Continua" style:list-style-name=""/>
    <style:style style:name="P10" style:family="paragraph" style:parent-style-name="A6_5f_Lista_5f_Continua">
      <style:text-properties officeooo:paragraph-rsid="00fee03a"/>
    </style:style>
    <style:style style:name="P11" style:family="paragraph" style:parent-style-name="A6_5f_Lista_5f_Continua">
      <style:text-properties officeooo:rsid="00fee03a" officeooo:paragraph-rsid="00fee03a"/>
    </style:style>
    <style:style style:name="P12" style:family="paragraph" style:parent-style-name="A6_5f_Lista_5f_Continua" style:list-style-name="">
      <style:text-properties officeooo:rsid="00fee03a" officeooo:paragraph-rsid="00fee03a"/>
    </style:style>
    <style:style style:name="P13" style:family="paragraph" style:parent-style-name="A6_5f_Lista_5f_Continua" style:list-style-name="">
      <style:text-properties officeooo:rsid="00ffcea3" officeooo:paragraph-rsid="00ffcea3"/>
    </style:style>
    <style:style style:name="P14" style:family="paragraph" style:parent-style-name="A6_5f_Lista_5f_Continua">
      <style:text-properties officeooo:rsid="00ffcea3" officeooo:paragraph-rsid="00ffcea3"/>
    </style:style>
    <style:style style:name="P15" style:family="paragraph" style:parent-style-name="A6_5f_Lista_5f_Continua">
      <style:text-properties officeooo:rsid="0102e945" officeooo:paragraph-rsid="0102e945"/>
    </style:style>
    <style:style style:name="T1" style:family="text">
      <style:text-properties officeooo:rsid="00fce7a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officeooo:rsid="00fe5461"/>
    </style:style>
    <style:style style:name="T4" style:family="text">
      <style:text-properties officeooo:rsid="00ffcea3"/>
    </style:style>
    <style:style style:name="T5" style:family="text">
      <style:text-properties officeooo:rsid="010401d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Proquê um só pipeline</text:h>
      <text:list xml:id="list4152956467661030490" text:style-name="Numbering_20_1">
        <text:list-item>
          <text:p text:style-name="P7">Coesão</text:p>
        </text:list-item>
        <text:list-item>
          <text:p text:style-name="P7">Apenas compilar ofbiz uma vez </text:p>
        </text:list-item>
      </text:list>
      <text:p text:style-name="P8"/>
      <text:h text:style-name="P3" text:outline-level="1">The roadmap of the products</text:h>
      <text:list xml:id="list35918984496643" text:continue-list="list4152956467661030490" text:style-name="Numbering_20_1">
        <text:list-item text:start-value="1">
          <text:p text:style-name="P7">MileStones</text:p>
          <text:list>
            <text:list-item>
              <text:p text:style-name="P7">Gantt</text:p>
            </text:list-item>
          </text:list>
        </text:list-item>
      </text:list>
      <text:h text:style-name="P3" text:outline-level="1">Questões</text:h>
      <text:h text:style-name="P6" text:outline-level="2">Relatorio- 11/12</text:h>
      <text:list xml:id="list35918495900211" text:continue-numbering="true" text:style-name="Numbering_20_1">
        <text:list-header>
          <text:p text:style-name="P10"/>
        </text:list-header>
        <text:list-item text:start-value="1">
          <text:p text:style-name="P10">The roadmap of the products </text:p>
          <text:list>
            <text:list-item>
              <text:p text:style-name="P7">WBS/GANTT - Milestons</text:p>
            </text:list-item>
          </text:list>
        </text:list-item>
        <text:list-item>
          <text:p text:style-name="A6_5f_Lista_5f_Continua">The design of the pipeline(s) with attention to dependencies between components/ver<text:span text:style-name="T3">sions (it should include at least one adequate diagram) </text:span></text:p>
          <text:list>
            <text:list-item>
              <text:p text:style-name="P7">Diagrama de deployment do pipeline</text:p>
            </text:list-item>
          </text:list>
        </text:list-item>
        <text:list-item>
          <text:p text:style-name="A6_5f_Lista_5f_Continua">The architecture of the solution (UML component diagram) </text:p>
          <text:list>
            <text:list-item>
              <text:p text:style-name="P7">Diagrama de arquitectura</text:p>
            </text:list-item>
          </text:list>
        </text:list-item>
        <text:list-item>
          <text:p text:style-name="A6_5f_Lista_5f_Continua">A deployment diagram illustrating the pipeline, in particular, the connection jenk- </text:p>
        </text:list-item>
      </text:list>
      <text:p text:style-name="P8">ins/bitbucket an d other machines used in the envisioned solution (deployment, </text:p>
      <text:p text:style-name="P8">tests, etc)</text:p>
      <text:list xml:id="list35919577421224" text:continue-numbering="true" text:style-name="Numbering_20_1">
        <text:list-item>
          <text:list>
            <text:list-item>
              <text:p text:style-name="P7">Diagrama de deployment <text:span text:style-name="T5">do pipeline</text:span></text:p>
            </text:list-item>
          </text:list>
        </text:list-item>
        <text:list-item>
          <text:p text:style-name="P11">– A deployment diagram illustrating the solution, i.e., how all the products will con- nect (iOS, Android, web server, etc.)</text:p>
          <text:list>
            <text:list-item>
              <text:p text:style-name="P11">Nos fisicos nos logicos</text:p>
              <text:list>
                <text:list-item>
                  <text:p text:style-name="P11">IOS com aplicação dentro da caixa</text:p>
                </text:list-item>
              </text:list>
            </text:list-item>
          </text:list>
        </text:list-item>
        <text:list-item>
          <text:p text:style-name="A6_5f_Lista_5f_Continua">The structure of the repository (it should include at least one adequate diagram)</text:p>
          <text:list>
            <text:list-item>
              <text:p text:style-name="P11">Diagrama de blocos em WBS</text:p>
            </text:list-item>
          </text:list>
        </text:list-item>
      </text:list>
      <text:p text:style-name="P12"/>
      <text:h text:style-name="A5_5f_Titulo2" text:outline-level="2">Implementação <text:span text:style-name="T4">12/01</text:span></text:h>
      <text:list xml:id="list35919671268570" text:continue-list="list35919577421224" text:style-name="Numbering_20_1">
        <text:list-item text:start-value="1">
          <text:p text:style-name="A6_5f_Lista_5f_Continua">The design of the pipeline (it should include at least an adequate diagram). You <text:span text:style-name="T4">should not forget that we can only have one pipeline! </text:span></text:p>
        </text:list-item>
        <text:list-item>
          <text:p text:style-name="A6_5f_Lista_5f_Continua">The architecture of the solution (UML component diagram) </text:p>
        </text:list-item>
        <text:list-item>
          <text:p text:style-name="A6_5f_Lista_5f_Continua">The detailed design of the components of the pipeline (scripts, tool configuration, </text:p>
        </text:list-item>
      </text:list>
      <text:p text:style-name="P5">etc.) </text:p>
      <text:list xml:id="list35919566167995" text:continue-numbering="true" text:style-name="Numbering_20_1">
        <text:list-item>
          <text:p text:style-name="A6_5f_Lista_5f_Continua">Justification about the options and also a detailed analysis of the alternatives</text:p>
        </text:list-item>
      </text:list>
      <text:p text:style-name="P9"/>
      <text:p text:style-name="P9"/>
      <text:h text:style-name="P4" text:outline-level="2">Pipeline </text:h>
      <text:p text:style-name="P13">The pipeline must include all the topics covered during the ODSOFT classes. In particular, it must include at least: </text:p>
      <text:list xml:id="list35918257038730" text:continue-list="list35919566167995" text:style-name="Numbering_20_1">
        <text:list-item text:start-value="1">
          <text:p text:style-name="A6_5f_Lista_5f_Continua">The compilation of the applications/components </text:p>
          <text:list>
            <text:list-item>
              <text:p text:style-name="P14">OfBiz</text:p>
            </text:list-item>
            <text:list-item>
              <text:p text:style-name="P14">Consola</text:p>
            </text:list-item>
          </text:list>
        </text:list-item>
        <text:list-item>
          <text:p text:style-name="A6_5f_Lista_5f_Continua">Unit tests and their code coverage </text:p>
          <text:list>
            <text:list-item>
              <text:p text:style-name="A6_5f_Lista_5f_Continua"/>
            </text:list-item>
          </text:list>
        </text:list-item>
        <text:list-item>
          <text:p text:style-name="A6_5f_Lista_5f_Continua"><text:s/>Integration tests and their code coverage </text:p>
        </text:list-item>
        <text:list-item>
          <text:p text:style-name="A6_5f_Lista_5f_Continua">JMeter tests </text:p>
        </text:list-item>
        <text:list-item>
          <text:p text:style-name="A6_5f_Lista_5f_Continua">Simulate a stage for automated acceptance tests (based on integration tests) </text:p>
        </text:list-item>
        <text:list-item>
          <text:p text:style-name="A6_5f_Lista_5f_Continua">Simulate a stage for user acceptance tests in which the tests will be carried out in an environment similar to the end user environment. At this stage/phase you should also simulate the execution of UI tests performed manually by testers (one of the team elements should simulate a tester). For this step to succeed the tester should manually confirm the acceptance of the version being tested. </text:p>
        </text:list-item>
        <text:list-item>
          <text:p text:style-name="A6_5f_Lista_5f_Continua">If all tests pass then it should be possible for a user to start the automatic process of deployment within the pipeline.</text:p>
          <text:list>
            <text:list-item>
              <text:p text:style-name="A6_5f_Lista_5f_Continua">This process should simulate the deployment of the applications to a new node. In this new node, after the necessary setup, a smoke test</text:p>
            </text:list-item>
            <text:list-item>
              <text:p text:style-name="P15">Para servidor FTP/SSH/DROPBOX etc</text:p>
            </text:list-item>
          </text:list>
        </text:list-item>
      </text:list>
      <text:h text:style-name="A5_5f_Titulo2" text:outline-level="2">Advanced Issues </text:h>
      <text:p text:style-name="P13">should be performed to ensure that the deploy was successful. It should be issued a tag </text:p>
      <text:p text:style-name="P13">in the source control repository to mark the release. </text:p>
      <text:p text:style-name="P13">In terms of final demonstration it is expected that the team prepares a new feature in a new </text:p>
      <text:p text:style-name="P13">branch of the repository. During the demonstration, this new feature should be integrated </text:p>
      <text:p text:style-name="P13">with the main branch of the repository and from that commit the team should demonstrate the </text:p>
      <text:p text:style-name="P13">previous described integration pipeline. The new feature must include tests of its functionality. </text:p>
      <text:p text:style-name="P13">The new feature can be the implementation of one of the required use cases (the other may </text:p>
      <text:p text:style-name="P13">already be in the main branch of the repository). </text:p>
      <text:p text:style-name="P13">The team must prepare the demonstration so that it can take place during 15 to 20 minutes. </text:p>
      <text:p text:style-name="P13">If some steps of the pipeline take extensive time to execute then the team should include a vari- </text:p>
      <text:p text:style-name="P13">ation of the pipeline that does not exceeds the time of the demonstration. This configuration </text:p>
      <text:p text:style-name="P13">may, for instance, use a subset of tests.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1_5f_Cabecalho" style:display-name="A1_Cabecalho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style:font-name="Courier New1" fo:font-family="'Courier New'" style:font-family-generic="modern" style:font-pitch="fixed" fo:font-size="13pt" fo:font-weight="bold" officeooo:rsid="0001a165" style:font-size-asian="13pt" style:font-weight-asian="bold" style:font-size-complex="13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2_5f_Rodape" style:display-name="A2_Rodape" style:family="paragraph" style:parent-style-name="Footer" style:class="extra">
      <style:paragraph-properties fo:padding="0.049cm" fo:border-left="none" fo:border-right="none" fo:border-top="0.06pt solid #000000" fo:border-bottom="none" style:shadow="none"/>
    </style:style>
    <style:style style:name="A3_5f_Titulo1" style:display-name="A3_Titulo1" style:family="paragraph" style:parent-style-name="Standard" style:next-style-name="A4_5f_Normal" style:default-outline-level="1" style:list-style-name="">
      <loext:graphic-properties draw:fill="none" draw:fill-color="#729fcf"/>
      <style:paragraph-properties fo:margin-top="0.199cm" fo:margin-bottom="0.199cm" loext:contextual-spacing="false" fo:text-align="center" style:justify-single-word="false" fo:background-color="transparent" style:border-line-width-bottom="0cm 0.004cm 0.002cm" fo:padding="0.101cm" fo:border-left="none" fo:border-right="none" fo:border-top="none" fo:border-bottom="0.14pt double #999999" style:shadow="none"/>
      <style:text-properties style:font-name="Courier New1" fo:font-family="'Courier New'" style:font-family-generic="modern" style:font-pitch="fixed" fo:font-size="10pt" fo:font-weight="bold" officeooo:rsid="0003e085" fo:background-color="#99ccff" style:font-size-asian="10pt" style:font-weight-asian="bold" style:font-size-complex="10pt" style:font-weight-complex="600" loext:shadow="#808080 0.18cm 0.18cm"/>
    </style:style>
    <style:style style:name="A4_5f_Normal" style:display-name="A4_Normal" style:family="paragraph" style:parent-style-name="Text_20_body">
      <loext:graphic-properties draw:fill="none" draw:fill-color="#729fcf"/>
      <style:paragraph-properties fo:margin-top="0cm" fo:margin-bottom="0cm" loext:contextual-spacing="false" fo:background-color="transparent"/>
      <style:text-properties style:font-name="Courier New" fo:font-family="'Courier New'" style:font-style-name="Normal" style:font-family-generic="modern" style:font-pitch="fixed" fo:font-size="10pt" style:font-size-asian="10.5pt"/>
    </style:style>
    <style:style style:name="A5_5f_Titulo2" style:display-name="A5_Titulo2" style:family="paragraph" style:parent-style-name="A4_5f_Normal" style:next-style-name="A4_5f_Normal" style:default-outline-level="2" style:list-style-name="">
      <loext:graphic-properties draw:fill="none" draw:fill-color="#729fcf"/>
      <style:paragraph-properties fo:margin-top="0.101cm" fo:margin-bottom="0cm" loext:contextual-spacing="false" fo:background-color="transparent" fo:padding="0cm" fo:border="none" style:shadow="none" style:join-border="true">
        <style:tab-stops/>
        <style:drop-cap/>
      </style:paragraph-properties>
      <style:text-properties fo:font-weight="bold" officeooo:rsid="0003e085" fo:background-color="#99ccff" style:font-size-asian="10.5pt" style:font-weight-asian="bold" style:font-weight-complex="600" loext:shadow="#808080 0.18cm 0.18cm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A6_5f_Lista_5f_Continua" style:display-name="A6_Lista_Continua" style:family="paragraph" style:parent-style-name="A4_5f_Normal" style:list-style-name="Numbering_20_1">
      <style:paragraph-properties style:shadow="none">
        <style:tab-stops>
          <style:tab-stop style:position="0.199cm"/>
        </style:tab-stops>
      </style:paragraph-properties>
    </style:style>
    <style:style style:name="A7_5f_Codigo" style:display-name="A7_Codigo" style:family="paragraph" style:parent-style-name="A4_5f_Normal">
      <loext:graphic-properties draw:fill="solid" draw:fill-color="#e6e6ff" draw:opacity="100%"/>
      <style:paragraph-properties fo:background-color="#e6e6ff" fo:padding="0.049cm" fo:border="0.06pt solid #000000" style:shadow="#808080 0.18cm 0.18cm">
        <style:tab-stops/>
      </style:paragraph-properties>
      <style:text-properties fo:font-size="8pt" officeooo:rsid="000ed254" style:font-size-asian="8pt" style:font-size-complex="8pt"/>
    </style:style>
    <style:style style:name="A8_5f_Titulo3" style:display-name="A8_Titulo3" style:family="paragraph" style:parent-style-name="A5_5f_Titulo2" style:default-outline-level="3" style:list-style-name="">
      <style:paragraph-properties fo:margin-left="0.499cm" fo:margin-right="0cm" fo:text-indent="0cm" style:auto-text-indent="false"/>
      <style:text-properties officeooo:rsid="0012c6b1" fo:background-color="#cfe7f5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ne_20_numbering" style:display-name="Line numbering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A1_5f_Cabecalho">
      <style:text-properties officeooo:paragraph-rsid="0068ee4a"/>
    </style:style>
    <style:style style:name="MP2" style:family="paragraph" style:parent-style-name="A2_5f_Rodape">
      <style:text-properties officeooo:paragraph-rsid="0072868d"/>
    </style:style>
    <style:style style:name="MT1" style:family="text">
      <style:text-properties officeooo:rsid="00fce7ac"/>
    </style:style>
    <style:style style:name="MT2" style:family="text"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ext:p text:style-name="MP1"><text:tab/><text:span text:style-name="MT1">ODSOFT - Trabalho</text:span> <text:tab/><text:span text:style-name="MT2"><text:date style:data-style-name="N36" text:date-value="2016-11-28T21:51:52.096098857" text:fixed="true">28-11-2016</text:date></text:span><text:span text:style-name="MT2"> </text:span><text:span text:style-name="MT2"><text:time style:data-style-name="N41" text:time-value="2016-11-28T21:51:55.041144867" text:fixed="true">21:51:55</text:time></text:span></text:p>
      </style:header>
      <style:footer>
        <text:p text:style-name="MP2"><text:tab/><text:tab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4-06-12T12:19:10.901941581</meta:creation-date>
    <dc:date>2017-08-29T03:59:17.739749134</dc:date>
    <meta:editing-duration>P2DT20H5M36S</meta:editing-duration>
    <meta:editing-cycles>154</meta:editing-cycles>
    <meta:generator>LibreOffice/5.1.6.2$Linux_X86_64 LibreOffice_project/10m0$Build-2</meta:generator>
    <meta:document-statistic meta:table-count="0" meta:image-count="0" meta:object-count="0" meta:page-count="2" meta:paragraph-count="58" meta:word-count="576" meta:character-count="3444" meta:non-whitespace-character-count="2922"/>
  </office:meta>
</office:document-meta>
</file>

<file path=Basic/Standard/A1_Macros.xml><?xml version="1.0" encoding="utf-8"?>
<!DOCTYPE module  PUBLIC '-//OpenOffice.org//DTD OfficeDocument 1.0//EN'  'module.dtd'>
<script:module xmlns:script="http://openoffice.org/2000/script" script:name="A1_Macros" script:language="StarBasic">REM  *****  BASIC  *****

Sub Main

End Sub


sub A1_Reiniciar_Numeracao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NumberingStart"
args1(0).Value = true

dispatcher.executeDispatch(document, ".uno:NumberingStart", "", 0, args1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A1_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